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/>
    </style:style>
    <style:style style:name="T2" style:family="text">
      <style:text-properties fo:font-style="normal"/>
    </style:style>
    <style:style style:name="T3" style:family="text">
      <style:text-properties style:text-underline-style="none"/>
    </style:style>
    <style:style style:name="T4" style:family="text">
      <style:text-properties style:font-size-asian="10.5pt"/>
    </style:style>
    <style:style style:name="T5" style:family="text">
      <style:text-properties style:font-style-asian="normal"/>
    </style:style>
    <style:style style:name="T6" style:family="text">
      <style:text-properties style:font-size-complex="12pt"/>
    </style:style>
    <style:style style:name="T7" style:family="text">
      <style:text-properties style:font-style-complex="normal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P3">Somos una empresa contratada por Banco Oasys, para realizar la campaña publicitaria, el sistema de subscripcion y las consultas sobre el nuevo servicio del banco.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1460976739" text:style-name="L1">
        <text:list-item>
          <text:p text:style-name="P4">Campañas de publicidad en medios televisivos, radiales y en afiches en la vía pública.</text:p>
        </text:list-item>
        <text:list-item>
          <text:p text:style-name="P4">Desarrollo de un programa web, que permita la suscripción al servicio. </text:p>
        </text:list-item>
        <text:list-item>
          <text:p text:style-name="P4">Desarrollo de un programa, que permita <text:s/>analizar todo lo consumido por cada cliente y, en función del consumo, aplique una fórmula tabulada y fija que determine el monto que dicho cliente deberá pagar mensualmente durante 12 meses.</text:p>
        </text:list-item>
        <text:list-item>
          <text:p text:style-name="P4">Una línea 0800 para consultas de cualquier tipo durante el período de campaña publicitaria y suscripción.</text:p>
          <text:p text:style-name="P4"/>
        </text:list-item>
      </text:list>
      <text:p text:style-name="P1">Limitaciones del proyecto</text:p>
      <text:list xml:id="list1840977348" text:style-name="L2">
        <text:list-item>
          <text:p text:style-name="P5">La publicidad durará dos semanas y luego comenzará el período de suscripción al servicio vía el programa web. </text:p>
        </text:list-item>
        <text:list-item>
          <text:p text:style-name="P5">El último día en que se puede admitir a un suscriptor será 7 días corridos antes del comienzo del año lectivo.</text:p>
        </text:list-item>
        <text:list-item>
          <text:p text:style-name="P5"><office:annotation><dc:creator>Veronica B.</dc:creator><dc:date>2011-08-22T16:34:53</dc:date><text:p text:style-name="P11"><text:span text:style-name="T8">Bueno esto no se si es necesario.</text:span></text:p></office:annotation>Los clientes tendrán un período de 30 días corridos a partir de la suscripción para realizar las compras. Vencido ese período, dejará de ser un suscriptor y no podrá seguir utilizando el servicio.</text:p>
        </text:list-item>
        <text:list-item>
          <text:p text:style-name="P7">No se incluirán los servidores e instalaciones necesarias para poner en funcionamiento los sistemas informáticos a desarrollar.</text:p>
        </text:list-item>
        <text:list-item>
          <text:p text:style-name="P10">La instalacion de los sistemas seran responsabilidad del banco.</text:p>
        </text:list-item>
      </text:list>
      <text:p text:style-name="P1"/>
      <text:p text:style-name="P1">Hipótesis y Supuestos</text:p>
      <text:list xml:id="list1019368896" text:style-name="L3">
        <text:list-item>
          <text:p text:style-name="P6">Los programas serán administrados por personal del banco. No se necesita contratar mas personal.</text:p>
        </text:list-item>
        <text:list-item>
          <text:p text:style-name="P6">Se brindará una capacitación de dos días para los empleados encargados de administrar y utilizar los programas desarrollados; así como también a los encargados de <text:s/>atender la linea 0800.</text:p>
        </text:list-item>
        <text:list-item>
          <text:p text:style-name="P8">El Banco Oasys cuenta con salas para realizar las distintas capacitaciones.</text:p>
        </text:list-item>
        <text:list-item>
          <text:p text:style-name="P8">El envío de la tarjeta, la firma del contrato y la apertura de la cuenta la realiza el banco.</text:p>
        </text:list-item>
        <text:list-item>
          <text:p text:style-name="P8">El Banco Oasys posee una sala de call center disponible.</text:p>
        </text:list-item>
      </text:list>
      <text:list xml:id="list1839901217" text:style-name="L4">
        <text:list-item>
          <text:p text:style-name="P9">El Banco Oasys brinda el personal para ubicar en el sector de call center, es decir no es necesario contratar mas personal.</text:p>
          <text:p text:style-name="P9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2T19:32:36</dc:date>
    <meta:editing-duration>PT00H56M59S</meta:editing-duration>
    <meta:editing-cycles>23</meta:editing-cycles>
    <meta:generator>OpenOffice.org/3.2$Linux OpenOffice.org_project/320m12$Build-9483</meta:generator>
    <dc:creator>Veronica B.</dc:creator>
    <meta:document-statistic meta:table-count="0" meta:image-count="0" meta:object-count="0" meta:page-count="1" meta:paragraph-count="22" meta:word-count="369" meta:character-count="2213"/>
  </office:meta>
</office:document-meta>
</file>